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Количество элементов</text:p>
          </table:table-cell>
          <table:table-cell table:style-name="ce1" office:value-type="string" calcext:value-type="string">
            <text:p>Конвеер</text:p>
          </table:table-cell>
          <table:table-cell table:style-name="ce1" office:value-type="string" calcext:value-type="string">
            <text:p>Последовательная обработка</text:p>
          </table:table-cell>
          <table:table-cell>
            <draw:frame table:end-cell-address="Лист1.L19" table:end-x="4.48pt" table:end-y="2.98pt" draw:z-index="0" draw:name="Chart 1" draw:style-name="gr1" draw:text-style-name="P1" svg:width="655.48pt" svg:height="278.22pt" svg:x="69pt" svg:y="8.25pt">
              <loext:p draw:notify-on-update-of-ranges="Лист1.A2:Лист1.A58 Лист1.B1:Лист1.B1 Лист1.B2:Лист1.B58 Лист1.C1:Лист1.C1 Лист1.C2:Лист1.C58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426" calcext:value-type="float">
            <text:p>42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613" calcext:value-type="float">
            <text:p>6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735" calcext:value-type="float">
            <text:p>7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882" calcext:value-type="float">
            <text:p>88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058" calcext:value-type="float">
            <text:p>105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269" calcext:value-type="float">
            <text:p>126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float" office:value="1522" calcext:value-type="float">
            <text:p>15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float" office:value="1826" calcext:value-type="float">
            <text:p>182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float" office:value="2191" calcext:value-type="float">
            <text:p>219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float" office:value="2629" calcext:value-type="float">
            <text:p>262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float" office:value="3154" calcext:value-type="float">
            <text:p>315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float" office:value="3784" calcext:value-type="float">
            <text:p>378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float" office:value="4540" calcext:value-type="float">
            <text:p>454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2" office:value-type="float" office:value="5448" calcext:value-type="float">
            <text:p>544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2" office:value-type="float" office:value="6537" calcext:value-type="float">
            <text:p>653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2" office:value-type="float" office:value="7844" calcext:value-type="float">
            <text:p>784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2" office:value-type="float" office:value="9412" calcext:value-type="float">
            <text:p>941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2" office:value-type="float" office:value="11294" calcext:value-type="float">
            <text:p>11294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table:style-name="ce2" office:value-type="float" office:value="13552" calcext:value-type="float">
            <text:p>1355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2" office:value-type="float" office:value="16262" calcext:value-type="float">
            <text:p>1626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2" office:value-type="float" office:value="19514" calcext:value-type="float">
            <text:p>1951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table:style-name="ce2" office:value-type="float" office:value="23416" calcext:value-type="float">
            <text:p>2341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2" office:value-type="float" office:value="28099" calcext:value-type="float">
            <text:p>2809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table:style-name="ce2" office:value-type="float" office:value="33718" calcext:value-type="float">
            <text:p>3371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1" calcext:value-type="float">
            <text:p>121</text:p>
          </table:table-cell>
          <table:table-cell table:number-columns-repeated="1021"/>
        </table:table-row>
        <table:table-row table:style-name="ro1">
          <table:table-cell table:style-name="ce2" office:value-type="float" office:value="40461" calcext:value-type="float">
            <text:p>40461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56" calcext:value-type="float">
            <text:p>156</text:p>
          </table:table-cell>
          <table:table-cell table:number-columns-repeated="1021"/>
        </table:table-row>
        <table:table-row table:style-name="ro1">
          <table:table-cell table:style-name="ce2" office:value-type="float" office:value="48553" calcext:value-type="float">
            <text:p>48553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79" calcext:value-type="float">
            <text:p>179</text:p>
          </table:table-cell>
          <table:table-cell table:number-columns-repeated="1021"/>
        </table:table-row>
        <table:table-row table:style-name="ro1">
          <table:table-cell table:style-name="ce2" office:value-type="float" office:value="58263" calcext:value-type="float">
            <text:p>5826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32" calcext:value-type="float">
            <text:p>232</text:p>
          </table:table-cell>
          <table:table-cell table:number-columns-repeated="1021"/>
        </table:table-row>
        <table:table-row table:style-name="ro1">
          <table:table-cell table:style-name="ce2" office:value-type="float" office:value="69915" calcext:value-type="float">
            <text:p>6991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286" calcext:value-type="float">
            <text:p>286</text:p>
          </table:table-cell>
          <table:table-cell table:number-columns-repeated="1021"/>
        </table:table-row>
        <table:table-row table:style-name="ro1">
          <table:table-cell table:style-name="ce2" office:value-type="float" office:value="83898" calcext:value-type="float">
            <text:p>83898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21" calcext:value-type="float">
            <text:p>321</text:p>
          </table:table-cell>
          <table:table-cell table:number-columns-repeated="1021"/>
        </table:table-row>
        <table:table-row table:style-name="ro1">
          <table:table-cell table:style-name="ce2" office:value-type="float" office:value="100677" calcext:value-type="float">
            <text:p>100677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370" calcext:value-type="float">
            <text:p>370</text:p>
          </table:table-cell>
          <table:table-cell table:number-columns-repeated="1021"/>
        </table:table-row>
        <table:table-row table:style-name="ro1" table:number-rows-repeated="18">
          <table:table-cell table:style-name="ce2" table:number-columns-repeated="3"/>
          <table:table-cell table:number-columns-repeated="1021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0" meta:object-count="1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3.125cm" svg:height="9.816cm" xlink:href=".." xlink:type="simple" chart:class="chart:line" chart:style-name="ch1">
        <chart:legend chart:legend-position="end" svg:x="19.717cm" svg:y="4.36cm" style:legend-expansion="high" chart:style-name="ch2"/>
        <chart:plot-area chart:style-name="ch3" table:cell-range-address="Лист1.A1:Лист1.C58" chart:data-source-has-labels="both" svg:x="1.522cm" svg:y="0.196cm" svg:width="17.733cm" svg:height="8.394cm">
          <chartooo:coordinate-region svg:x="2.408cm" svg:y="0.196cm" svg:width="16.847cm" svg:height="6.767cm"/>
          <chart:axis chart:dimension="x" chart:name="primary-x" chart:style-name="ch4" chartooo:axis-type="text">
            <chart:title svg:x="9.53cm" svg:y="8.787cm" chart:style-name="ch5">
              <text:p>Количество элементов</text:p>
            </chart:title>
            <chart:categories table:cell-range-address="Лист1.A2:Лист1.A58"/>
          </chart:axis>
          <chart:axis chart:dimension="y" chart:name="primary-y" chart:style-name="ch6">
            <chart:title svg:x="0.451cm" svg:y="4.92cm" chart:style-name="ch7">
              <text:p>Время (мс)</text:p>
            </chart:title>
            <chart:grid chart:style-name="ch8" chart:class="major"/>
          </chart:axis>
          <chart:series chart:style-name="ch9" chart:values-cell-range-address="Лист1.B2:Лист1.B58" chart:label-cell-address="Лист1.B1:Лист1.B1" chart:class="chart:line">
            <chart:data-point chart:repeated="57"/>
          </chart:series>
          <chart:series chart:style-name="ch10" chart:values-cell-range-address="Лист1.C2:Лист1.C58" chart:label-cell-address="Лист1.C1:Лист1.C1" chart:class="chart:line"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онвеер</text:p>
                <draw:g>
                  <svg:desc>Лист1.B1:Лист1.B1</svg:desc>
                </draw:g>
              </table:table-cell>
              <table:table-cell office:value-type="string">
                <text:p>Последовательная обработка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Лист1.A2:Лист1.A58</svg:desc>
                </draw:g>
              </table:table-cell>
              <table:table-cell office:value-type="float" office:value="0">
                <text:p>0</text:p>
                <draw:g>
                  <svg:desc>Лист1.B2:Лист1.B58</svg:desc>
                </draw:g>
              </table:table-cell>
              <table:table-cell office:value-type="float" office:value="0">
                <text:p>0</text:p>
                <draw:g>
                  <svg:desc>Лист1.C2:Лист1.C58</svg:desc>
                </draw:g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58">
                <text:p>105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69">
                <text:p>126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22">
                <text:p>15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26">
                <text:p>182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91">
                <text:p>219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629">
                <text:p>262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154">
                <text:p>3154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784">
                <text:p>3784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540">
                <text:p>454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448">
                <text:p>5448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537">
                <text:p>653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844">
                <text:p>7844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412">
                <text:p>9412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1294">
                <text:p>1129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3552">
                <text:p>13552</text:p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6262">
                <text:p>16262</text:p>
              </table:table-cell>
              <table:table-cell office:value-type="float" office:value="33">
                <text:p>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9514">
                <text:p>19514</text:p>
              </table:table-cell>
              <table:table-cell office:value-type="float" office:value="46">
                <text:p>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3416">
                <text:p>23416</text:p>
              </table:table-cell>
              <table:table-cell office:value-type="float" office:value="54">
                <text:p>5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8099">
                <text:p>28099</text:p>
              </table:table-cell>
              <table:table-cell office:value-type="float" office:value="63">
                <text:p>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33718">
                <text:p>33718</text:p>
              </table:table-cell>
              <table:table-cell office:value-type="float" office:value="80">
                <text:p>8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0461">
                <text:p>40461</text:p>
              </table:table-cell>
              <table:table-cell office:value-type="float" office:value="88">
                <text:p>8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8553">
                <text:p>48553</text:p>
              </table:table-cell>
              <table:table-cell office:value-type="float" office:value="101">
                <text:p>10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58263">
                <text:p>58263</text:p>
              </table:table-cell>
              <table:table-cell office:value-type="float" office:value="130">
                <text:p>13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69915">
                <text:p>69915</text:p>
              </table:table-cell>
              <table:table-cell office:value-type="float" office:value="146">
                <text:p>14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83898">
                <text:p>83898</text:p>
              </table:table-cell>
              <table:table-cell office:value-type="float" office:value="180">
                <text:p>18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100677">
                <text:p>100677</text:p>
              </table:table-cell>
              <table:table-cell office:value-type="float" office:value="206">
                <text:p>20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